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1cm" svg:height="1cm" svg:x="10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1cm" svg:height="1cm" svg:x="4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cm" svg:height="1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cm" svg:height="1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999cm" svg:y1="6cm" svg:x2="10.499cm" svg:y2="3cm" draw:start-shape="id1" draw:start-glue-point="4" draw:end-shape="id2" draw:end-glue-point="8" svg:d="m4999 6000 5500-3000">
          <text:p/>
        </draw:connector>
        <draw:connector draw:style-name="gr2" draw:text-style-name="P1" draw:layer="layout" draw:type="line" svg:x1="10.499cm" svg:y1="3cm" svg:x2="10.499cm" svg:y2="6cm" draw:start-shape="id2" draw:start-glue-point="8" draw:end-shape="id3" draw:end-glue-point="4" svg:d="m10499 3000v3000">
          <text:p/>
        </draw:connector>
        <draw:connector draw:style-name="gr2" draw:text-style-name="P1" draw:layer="layout" draw:type="line" svg:x1="10.499cm" svg:y1="3cm" svg:x2="15.499cm" svg:y2="6cm" draw:start-shape="id2" draw:start-glue-point="8" draw:end-shape="id4" draw:end-glue-point="4" svg:d="m10499 3000 5000 3000">
          <text:p/>
        </draw:connector>
        <draw:frame draw:style-name="gr3" draw:layer="layout" svg:width="1.806cm" svg:height="1cm" svg:x="4.194cm" svg:y="8cm">
          <draw:text-box>
            <text:p>SSH</text:p>
          </draw:text-box>
        </draw:frame>
        <draw:frame draw:style-name="gr3" draw:layer="layout" svg:width="1.984cm" svg:height="1cm" svg:x="9.5cm" svg:y="8cm">
          <draw:text-box>
            <text:p>MAIL</text:p>
          </draw:text-box>
        </draw:frame>
        <draw:frame draw:style-name="gr3" draw:layer="layout" svg:width="2.2cm" svg:height="1cm" svg:x="14.8cm" svg:y="8cm">
          <draw:text-box>
            <text:p>R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09:51:13.74</meta:creation-date>
    <dc:date>2010-01-17T14:53:33.98</dc:date>
    <meta:editing-duration>PT05H02M19S</meta:editing-duration>
    <meta:editing-cycles>2</meta:editing-cycles>
    <meta:generator>OpenOffice.org/3.1$Win32 OpenOffice.org_project/310m19$Build-9420</meta:generator>
    <meta:document-statistic meta:object-count="10"/>
  </office:meta>
</office:document-meta>
</file>